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inicio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A3]+895" office:value-type="float" office:value="897" calcext:value-type="float">
            <text:p>8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896*[.E3]" office:value-type="float" office:value="896" calcext:value-type="float">
            <text:p>896</text:p>
          </table:table-cell>
          <table:table-cell table:formula="of:=[.F3]+1" office:value-type="float" office:value="897" calcext:value-type="float">
            <text:p>897</text:p>
          </table:table-cell>
          <table:table-cell/>
          <table:table-cell table:formula="of:=[.G3]-[.D3]"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4]+855" office:value-type="float" office:value="1753" calcext:value-type="float">
            <text:p>1753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2" calcext:value-type="float">
            <text:p>2</text:p>
          </table:table-cell>
          <table:table-cell table:formula="of:=896*[.E4]" office:value-type="float" office:value="1792" calcext:value-type="float">
            <text:p>1792</text:p>
          </table:table-cell>
          <table:table-cell table:formula="of:=[.F4]+1" office:value-type="float" office:value="1793" calcext:value-type="float">
            <text:p>1793</text:p>
          </table:table-cell>
          <table:table-cell table:formula="of:=[.G4]-[.G3]" office:value-type="float" office:value="896" calcext:value-type="float">
            <text:p>896</text:p>
          </table:table-cell>
          <table:table-cell table:formula="of:=[.G4]-[.D4]"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[.A5]+855" office:value-type="float" office:value="2609" calcext:value-type="float">
            <text:p>2609</text:p>
          </table:table-cell>
          <table:table-cell/>
          <table:table-cell office:value-type="float" office:value="1794" calcext:value-type="float">
            <text:p>1794</text:p>
          </table:table-cell>
          <table:table-cell office:value-type="float" office:value="3" calcext:value-type="float">
            <text:p>3</text:p>
          </table:table-cell>
          <table:table-cell table:formula="of:=896*[.E5]" office:value-type="float" office:value="2688" calcext:value-type="float">
            <text:p>2688</text:p>
          </table:table-cell>
          <table:table-cell table:formula="of:=[.F5]+1" office:value-type="float" office:value="2689" calcext:value-type="float">
            <text:p>2689</text:p>
          </table:table-cell>
          <table:table-cell table:formula="of:=[.G5]-[.G4]" office:value-type="float" office:value="896" calcext:value-type="float">
            <text:p>896</text:p>
          </table:table-cell>
          <table:table-cell table:formula="of:=[.G5]-[.D5]"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table:formula="of:=[.A6]+855" office:value-type="float" office:value="3465" calcext:value-type="float">
            <text:p>3465</text:p>
          </table:table-cell>
          <table:table-cell/>
          <table:table-cell office:value-type="float" office:value="2690" calcext:value-type="float">
            <text:p>2690</text:p>
          </table:table-cell>
          <table:table-cell office:value-type="float" office:value="4" calcext:value-type="float">
            <text:p>4</text:p>
          </table:table-cell>
          <table:table-cell table:formula="of:=896*[.E6]" office:value-type="float" office:value="3584" calcext:value-type="float">
            <text:p>3584</text:p>
          </table:table-cell>
          <table:table-cell table:formula="of:=[.F6]+1" office:value-type="float" office:value="3585" calcext:value-type="float">
            <text:p>3585</text:p>
          </table:table-cell>
          <table:table-cell table:formula="of:=[.G6]-[.G5]" office:value-type="float" office:value="896" calcext:value-type="float">
            <text:p>896</text:p>
          </table:table-cell>
          <table:table-cell table:formula="of:=[.G6]-[.D6]"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table:formula="of:=[.A7]+855" office:value-type="float" office:value="4321" calcext:value-type="float">
            <text:p>4321</text:p>
          </table:table-cell>
          <table:table-cell/>
          <table:table-cell office:value-type="float" office:value="3586" calcext:value-type="float">
            <text:p>3586</text:p>
          </table:table-cell>
          <table:table-cell office:value-type="float" office:value="5" calcext:value-type="float">
            <text:p>5</text:p>
          </table:table-cell>
          <table:table-cell table:formula="of:=896*[.E7]" office:value-type="float" office:value="4480" calcext:value-type="float">
            <text:p>4480</text:p>
          </table:table-cell>
          <table:table-cell table:formula="of:=[.F7]+1" office:value-type="float" office:value="4481" calcext:value-type="float">
            <text:p>4481</text:p>
          </table:table-cell>
          <table:table-cell table:formula="of:=[.G7]-[.G6]" office:value-type="float" office:value="896" calcext:value-type="float">
            <text:p>896</text:p>
          </table:table-cell>
          <table:table-cell table:formula="of:=[.G7]-[.D7]"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table:formula="of:=[.A8]+855" office:value-type="float" office:value="5177" calcext:value-type="float">
            <text:p>5177</text:p>
          </table:table-cell>
          <table:table-cell/>
          <table:table-cell office:value-type="float" office:value="4482" calcext:value-type="float">
            <text:p>4482</text:p>
          </table:table-cell>
          <table:table-cell office:value-type="float" office:value="6" calcext:value-type="float">
            <text:p>6</text:p>
          </table:table-cell>
          <table:table-cell table:formula="of:=896*[.E8]" office:value-type="float" office:value="5376" calcext:value-type="float">
            <text:p>5376</text:p>
          </table:table-cell>
          <table:table-cell table:formula="of:=[.F8]+1" office:value-type="float" office:value="5377" calcext:value-type="float">
            <text:p>5377</text:p>
          </table:table-cell>
          <table:table-cell table:formula="of:=[.G8]-[.G7]" office:value-type="float" office:value="896" calcext:value-type="float">
            <text:p>896</text:p>
          </table:table-cell>
          <table:table-cell table:formula="of:=[.G8]-[.D8]"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table:formula="of:=[.A9]+855" office:value-type="float" office:value="6033" calcext:value-type="float">
            <text:p>6033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2" table:formula="of:=&quot;TMP = [Traindata_0(:, &quot;&amp;[.D5]&amp;&quot;:&quot;&amp;[.G5]&amp;&quot;); Traindata_1(:, &quot;&amp;[.D5]&amp;&quot;:&quot;&amp;[.G5]&amp;&quot;)]; % CH3&quot;" office:value-type="string" office:string-value="TMP = [Traindata_0(:, 1794:2689); Traindata_1(:, 1794:2689)]; % CH3" calcext:value-type="string">
            <text:p>TMP = [Traindata_0(:, 1794:2689); Traindata_1(:, 1794:2689)]; % CH3</text:p>
          </table:table-cell>
          <table:table-cell table:number-columns-repeated="8"/>
        </table:table-row>
        <table:table-row table:style-name="ro1">
          <table:table-cell table:style-name="ce2" table:formula="of:=&quot;TMP = [Traindata_0(:, &quot;&amp;[.D6]&amp;&quot;:&quot;&amp;[.G6]&amp;&quot;); Traindata_1(:, &quot;&amp;[.D6]&amp;&quot;:&quot;&amp;[.G6]&amp;&quot;)]; % CH3&quot;" office:value-type="string" office:string-value="TMP = [Traindata_0(:, 2690:3585); Traindata_1(:, 2690:3585)]; % CH3" calcext:value-type="string">
            <text:p>TMP = [Traindata_0(:, 2690:3585); Traindata_1(:, 2690:3585)]; % CH3</text:p>
          </table:table-cell>
          <table:table-cell table:number-columns-repeated="8"/>
        </table:table-row>
        <table:table-row table:style-name="ro1">
          <table:table-cell table:style-name="ce2" table:formula="of:=&quot;TMP = [Traindata_0(:, &quot;&amp;[.D7]&amp;&quot;:&quot;&amp;[.G7]&amp;&quot;); Traindata_1(:, &quot;&amp;[.D7]&amp;&quot;:&quot;&amp;[.G7]&amp;&quot;)]; % CH3&quot;" office:value-type="string" office:string-value="TMP = [Traindata_0(:, 3586:4481); Traindata_1(:, 3586:4481)]; % CH3" calcext:value-type="string">
            <text:p>TMP = [Traindata_0(:, 3586:4481); Traindata_1(:, 3586:4481)]; % CH3</text:p>
          </table:table-cell>
          <table:table-cell table:number-columns-repeated="8"/>
        </table:table-row>
        <table:table-row table:style-name="ro1">
          <table:table-cell table:style-name="ce2" table:formula="of:=&quot;TMP = [Traindata_0(:, &quot;&amp;[.D8]&amp;&quot;:&quot;&amp;[.G8]&amp;&quot;); Traindata_1(:, &quot;&amp;[.D8]&amp;&quot;:&quot;&amp;[.G8]&amp;&quot;)]; % CH3&quot;" office:value-type="string" office:string-value="TMP = [Traindata_0(:, 4482:5377); Traindata_1(:, 4482:5377)]; % CH3" calcext:value-type="string">
            <text:p>TMP = [Traindata_0(:, 4482:5377); Traindata_1(:, 4482:5377)]; % CH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04:18:54.957325254</meta:creation-date>
    <dc:date>2017-02-12T04:39:51.499225512</dc:date>
    <meta:editing-duration>PT10M16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